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06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6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2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29" style:base-cell-address="Planilha1.L1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3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15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6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78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91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5"/>
        <table:table-column table:style-name="co8" table:default-cell-style-name="ce2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26"/>
        <table:table-column table:style-name="co9" table:default-cell-style-name="ce31"/>
        <table:table-column table:style-name="co1" table:default-cell-style-name="ce2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43"/>
        <table:table-column table:style-name="co13" table:default-cell-style-name="ce43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Nome do Filme</text:p>
          </table:table-cell>
          <table:table-cell table:style-name="ce22" office:value-type="string" calcext:value-type="string">
            <text:p>Ano</text:p>
          </table:table-cell>
          <table:table-cell table:style-name="ce11" office:value-type="string" calcext:value-type="string">
            <text:p>Estilo</text:p>
          </table:table-cell>
          <table:table-cell table:style-name="ce11" office:value-type="string" calcext:value-type="string">
            <text:p>Visto em</text:p>
          </table:table-cell>
          <table:table-cell table:style-name="ce102" office:value-type="string" calcext:value-type="string">
            <text:p>Nota</text:p>
          </table:table-cell>
          <table:table-cell table:style-name="ce106" office:value-type="string" calcext:value-type="string">
            <text:p>Duração</text:p>
          </table:table-cell>
          <table:table-cell table:style-name="ce11" office:value-type="string" calcext:value-type="string">
            <text:p>Produtor</text:p>
          </table:table-cell>
          <table:table-cell table:style-name="ce110" office:value-type="string" office:string-value="Orçamento" calcext:value-type="string">
            <text:p><text:s/>Orçamento </text:p>
          </table:table-cell>
          <table:table-cell table:style-name="ce110" office:value-type="string" office:string-value="Receita" calcext:value-type="string">
            <text:p><text:s/>Receita </text:p>
          </table:table-cell>
          <table:table-cell table:style-name="ce116" office:value-type="string" office:string-value="Balança" calcext:value-type="string">
            <text:p><text:s/>Balança </text:p>
          </table:table-cell>
          <table:table-cell table:style-name="ce120" office:value-type="string" calcext:value-type="string">
            <text:p>Bin</text:p>
          </table:table-cell>
          <table:table-cell table:style-name="ce123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61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62" office:value-type="string" calcext:value-type="string">
            <text:p>ID</text:p>
          </table:table-cell>
          <table:table-cell table:style-name="ce66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46" office:value-type="float" office:value="105" calcext:value-type="float">
            <text:p>105</text:p>
          </table:table-cell>
          <table:table-cell table:style-name="ce60"/>
          <table:table-cell table:style-name="ce2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5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47" table:formula="of:=VLOOKUP([.$Q$6];[.$A$2:.$G$141];7;1)" office:value-type="time" office:time-value="PT01H14M00S" calcext:value-type="time">
            <text:p>1:14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48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office:value-type="string" calcext:value-type="string">
            <text:p>As Aventuras De Peter Pan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15];[.$B:.$N];2;0)" office:value-type="float" office:value="1953" calcext:value-type="float">
            <text:p>1953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15];[.$B:.$N];7;0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[.$Q$15];[.$B:.$N];6;0)" office:value-type="time" office:time-value="PT01H16M00S" calcext:value-type="time">
            <text:p>01:16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15];[.$B:.$N];5;0)" office:value-type="float" office:value="9" calcext:value-type="float">
            <text:p>9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52" table:formula="of:=VLOOKUP([.$Q$15];[.$B:.$N];12;0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52" table:formula="of:=VLOOKUP([.$Q$15];[.$B:.$N];13;0)" office:value-type="float" office:value="128" calcext:value-type="float">
            <text:p>128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53" office:value-type="string" calcext:value-type="string">
            <text:p>Disney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COUNTIF([.H:.H];[.$Q$24])" office:value-type="float" office:value="71" calcext:value-type="float">
            <text:p>71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[.$Q$24];[.L:.L])" office:value-type="float" office:value="49" calcext:value-type="float">
            <text:p>49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22" calcext:value-type="float">
            <text:p>2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53" table:formula="of:=COUNTIF([.M:.M];&quot;ASSISTIDO&quot;)" office:value-type="float" office:value="179" calcext:value-type="float">
            <text:p>179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3" table:formula="of:=COUNTIF([.M:.M];&quot;NÃO ASSISTIDO&quot;)" office:value-type="float" office:value="53" calcext:value-type="float">
            <text:p>53</text:p>
          </table:table-cell>
          <table:table-cell table:style-name="ce31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MAX([.A:.A])" office:value-type="float" office:value="232" calcext:value-type="float">
            <text:p>232</text:p>
          </table:table-cell>
          <table:table-cell/>
          <table:table-cell table:style-name="ce65" table:number-columns-repeated="2"/>
          <table:table-cell table:style-name="ce73"/>
          <table:table-cell table:style-name="ce80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table:style-name="ce65" office:value-type="string" office:string-value="" calcext:value-type="error">
            <text:p>#NOME?</text:p>
          </table:table-cell>
          <table:table-cell table:style-name="ce88" office:value-type="string" office:string-value="" calcext:value-type="error">
            <text:p>#NOME?</text:p>
          </table:table-cell>
          <table:table-cell table:style-name="ce91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9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0" calcext:value-type="float">
            <text:p>0</text:p>
          </table:table-cell>
          <table:table-cell table:style-name="ce29" table:formula="of:=IF(ISBLANK([.F12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0" calcext:value-type="float">
            <text:p>0</text:p>
          </table:table-cell>
          <table:table-cell table:style-name="ce29" table:formula="of:=IF(ISBLANK([.F12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0" calcext:value-type="float">
            <text:p>0</text:p>
          </table:table-cell>
          <table:table-cell table:style-name="ce29" table:formula="of:=IF(ISBLANK([.F12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0" calcext:value-type="float">
            <text:p>0</text:p>
          </table:table-cell>
          <table:table-cell table:style-name="ce29" table:formula="of:=IF(ISBLANK([.F12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0" calcext:value-type="float">
            <text:p>0</text:p>
          </table:table-cell>
          <table:table-cell table:style-name="ce29" table:formula="of:=IF(ISBLANK([.F13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4000000" calcext:value-type="currency">
            <text:p>_-$164.000.000,00 _ </text:p>
          </table:table-cell>
          <table:table-cell table:style-name="ce23" table:formula="of:=IF(OR(ISBLANK([.J139]);ISBLANK([.I139]));&quot;DESCONHECIDO&quot;;[.J139]-[.I139])" office:value-type="currency" office:currency="USD" office:value="14000000" calcext:value-type="currency">
            <text:p>_-$14.000.000,00 _ </text:p>
          </table:table-cell>
          <table:table-cell table:formula="of:=IF([.M139]=&quot;ASSISTIDO&quot;;1;0)" office:value-type="float" office:value="0" calcext:value-type="float">
            <text:p>0</text:p>
          </table:table-cell>
          <table:table-cell table:style-name="ce29" table:formula="of:=IF(ISBLANK([.F13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0" calcext:value-type="float">
            <text:p>0</text:p>
          </table:table-cell>
          <table:table-cell table:style-name="ce29" table:formula="of:=IF(ISBLANK([.F14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1625000" calcext:value-type="currency">
            <text:p>_-$1.625.000,00 _ </text:p>
          </table:table-cell>
          <table:table-cell table:style-name="ce23" table:formula="of:=IF(OR(ISBLANK([.J165]);ISBLANK([.I165]));&quot;DESCONHECIDO&quot;;[.J165]-[.I165])" office:value-type="currency" office:currency="USD" office:value="1625000" calcext:value-type="currency">
            <text:p>_-$1.625.000,00 _ </text:p>
          </table:table-cell>
          <table:table-cell table:formula="of:=IF([.M165]=&quot;ASSISTIDO&quot;;1;0)" office:value-type="float" office:value="0" calcext:value-type="float">
            <text:p>0</text:p>
          </table:table-cell>
          <table:table-cell table:style-name="ce29" table:formula="of:=IF(ISBLANK([.F16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 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300000" calcext:value-type="currency">
            <text:p>_-$21.300.000,00 _ </text:p>
          </table:table-cell>
          <table:table-cell table:style-name="ce23" table:formula="of:=IF(OR(ISBLANK([.J169]);ISBLANK([.I169]));&quot;DESCONHECIDO&quot;;[.J169]-[.I169])" office:value-type="currency" office:currency="USD" office:value="-22700000" calcext:value-type="currency">
            <text:p>_-$-22.7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70]);ISBLANK([.I170]));&quot;DESCONHECIDO&quot;;[.J170]-[.I170])" office:value-type="currency" office:currency="USD" office:value="-31000000" calcext:value-type="currency">
            <text:p>_-$-31.000.000,00 </text:p>
          </table:table-cell>
          <table:table-cell table:formula="of:=IF([.M170]=&quot;ASSISTIDO&quot;;1;0)" office:value-type="float" office:value="0" calcext:value-type="float">
            <text:p>0</text:p>
          </table:table-cell>
          <table:table-cell table:style-name="ce29" table:formula="of:=IF(ISBLANK([.F17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1]);ISBLANK([.I171]));&quot;DESCONHECIDO&quot;;[.J171]-[.I171])" office:value-type="currency" office:currency="USD" office:value="-9470000" calcext:value-type="currency">
            <text:p>_-$-9.470.000,00 </text:p>
          </table:table-cell>
          <table:table-cell table:formula="of:=IF([.M171]=&quot;ASSISTIDO&quot;;1;0)" office:value-type="float" office:value="1" calcext:value-type="float">
            <text:p>1</text:p>
          </table:table-cell>
          <table:table-cell table:style-name="ce29" table:formula="of:=IF(ISBLANK([.F1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2]);ISBLANK([.I172]));&quot;DESCONHECIDO&quot;;[.J172]-[.I172])" office:value-type="currency" office:currency="USD" office:value="10900000" calcext:value-type="currency">
            <text:p>_-$10.9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3]);ISBLANK([.I173]));&quot;DESCONHECIDO&quot;;[.J173]-[.I173])" office:value-type="currency" office:currency="USD" office:value="222300000" calcext:value-type="currency">
            <text:p>_-$222.300.000,00 _ </text:p>
          </table:table-cell>
          <table:table-cell table:formula="of:=IF([.M173]=&quot;ASSISTIDO&quot;;1;0)" office:value-type="float" office:value="0" calcext:value-type="float">
            <text:p>0</text:p>
          </table:table-cell>
          <table:table-cell table:style-name="ce29" table:formula="of:=IF(ISBLANK([.F17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4]);ISBLANK([.I174]));&quot;DESCONHECIDO&quot;;[.J174]-[.I174])" office:value-type="currency" office:currency="USD" office:value="164400000" calcext:value-type="currency">
            <text:p>_-$164.4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5]);ISBLANK([.I175]));&quot;DESCONHECIDO&quot;;[.J175]-[.I175])" office:value-type="currency" office:currency="USD" office:value="160000000" calcext:value-type="currency">
            <text:p>_-$160.0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6]);ISBLANK([.I176]));&quot;DESCONHECIDO&quot;;[.J176]-[.I176])" office:value-type="currency" office:currency="USD" office:value="20100000" calcext:value-type="currency">
            <text:p>_-$20.100.000,00 _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7]);ISBLANK([.I177]));&quot;DESCONHECIDO&quot;;[.J177]-[.I177])" office:value-type="currency" office:currency="USD" office:value="30400000" calcext:value-type="currency">
            <text:p>_-$30.4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8]);ISBLANK([.I178]));&quot;DESCONHECIDO&quot;;[.J178]-[.I178])" office:value-type="currency" office:currency="USD" office:value="66800000" calcext:value-type="currency">
            <text:p>_-$66.8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9]);ISBLANK([.I179]));&quot;DESCONHECIDO&quot;;[.J179]-[.I179])" office:value-type="currency" office:currency="USD" office:value="299600000" calcext:value-type="currency">
            <text:p>_-$299.600.000,00 _ </text:p>
          </table:table-cell>
          <table:table-cell table:formula="of:=IF([.M179]=&quot;ASSISTIDO&quot;;1;0)" office:value-type="float" office:value="0" calcext:value-type="float">
            <text:p>0</text:p>
          </table:table-cell>
          <table:table-cell table:style-name="ce29" table:formula="of:=IF(ISBLANK([.F17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80]);ISBLANK([.I180]));&quot;DESCONHECIDO&quot;;[.J180]-[.I180])" office:value-type="currency" office:currency="USD" office:value="162600000" calcext:value-type="currency">
            <text:p>_-$162.600.000,00 _ </text:p>
          </table:table-cell>
          <table:table-cell table:formula="of:=IF([.M180]=&quot;ASSISTIDO&quot;;1;0)" office:value-type="float" office:value="1" calcext:value-type="float">
            <text:p>1</text:p>
          </table:table-cell>
          <table:table-cell table:style-name="ce29" table:formula="of:=IF(ISBLANK([.F1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1]);ISBLANK([.I181]));&quot;DESCONHECIDO&quot;;[.J181]-[.I181])" office:value-type="currency" office:currency="USD" office:value="256002996" calcext:value-type="currency">
            <text:p>_-$256.002.996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2]);ISBLANK([.I182]));&quot;DESCONHECIDO&quot;;[.J182]-[.I182])" office:value-type="currency" office:currency="USD" office:value="29000000" calcext:value-type="currency">
            <text:p>_-$29.0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3]);ISBLANK([.I183]));&quot;DESCONHECIDO&quot;;[.J183]-[.I183])" office:value-type="currency" office:currency="USD" office:value="143500000" calcext:value-type="currency">
            <text:p>_-$143.500.000,00 _ </text:p>
          </table:table-cell>
          <table:table-cell table:formula="of:=IF([.M183]=&quot;ASSISTIDO&quot;;1;0)" office:value-type="float" office:value="0" calcext:value-type="float">
            <text:p>0</text:p>
          </table:table-cell>
          <table:table-cell table:style-name="ce29" table:formula="of:=IF(ISBLANK([.F18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4]);ISBLANK([.I184]));&quot;DESCONHECIDO&quot;;[.J184]-[.I184])" office:value-type="currency" office:currency="USD" office:value="453900000" calcext:value-type="currency">
            <text:p>_-$453.900.000,00 _ </text:p>
          </table:table-cell>
          <table:table-cell table:formula="of:=IF([.M184]=&quot;ASSISTIDO&quot;;1;0)" office:value-type="float" office:value="1" calcext:value-type="float">
            <text:p>1</text:p>
          </table:table-cell>
          <table:table-cell table:style-name="ce29" table:formula="of:=IF(ISBLANK([.F1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5]);ISBLANK([.I185]));&quot;DESCONHECIDO&quot;;[.J185]-[.I185])" office:value-type="currency" office:currency="USD" office:value="206700000" calcext:value-type="currency">
            <text:p>_-$206.7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6]);ISBLANK([.I186]));&quot;DESCONHECIDO&quot;;[.J186]-[.I186])" office:value-type="currency" office:currency="USD" office:value="621200000" calcext:value-type="currency">
            <text:p>_-$621.200.000,00 _ </text:p>
          </table:table-cell>
          <table:table-cell table:formula="of:=IF([.M186]=&quot;ASSISTIDO&quot;;1;0)" office:value-type="float" office:value="0" calcext:value-type="float">
            <text:p>0</text:p>
          </table:table-cell>
          <table:table-cell table:style-name="ce29" table:formula="of:=IF(ISBLANK([.F18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7]);ISBLANK([.I187]));&quot;DESCONHECIDO&quot;;[.J187]-[.I187])" office:value-type="currency" office:currency="USD" office:value="191900000" calcext:value-type="currency">
            <text:p>_-$191.900.000,00 _ </text:p>
          </table:table-cell>
          <table:table-cell table:formula="of:=IF([.M187]=&quot;ASSISTIDO&quot;;1;0)" office:value-type="float" office:value="0" calcext:value-type="float">
            <text:p>0</text:p>
          </table:table-cell>
          <table:table-cell table:style-name="ce29" table:formula="of:=IF(ISBLANK([.F18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8]);ISBLANK([.I188]));&quot;DESCONHECIDO&quot;;[.J188]-[.I188])" office:value-type="currency" office:currency="USD" office:value="601000000" calcext:value-type="currency">
            <text:p>_-$601.000.000,00 _ </text:p>
          </table:table-cell>
          <table:table-cell table:formula="of:=IF([.M188]=&quot;ASSISTIDO&quot;;1;0)" office:value-type="float" office:value="1" calcext:value-type="float">
            <text:p>1</text:p>
          </table:table-cell>
          <table:table-cell table:style-name="ce29" table:formula="of:=IF(ISBLANK([.F1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9]);ISBLANK([.I189]));&quot;DESCONHECIDO&quot;;[.J189]-[.I189])" office:value-type="currency" office:currency="USD" office:value="155600000" calcext:value-type="currency">
            <text:p>_-$155.6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90]);ISBLANK([.I190]));&quot;DESCONHECIDO&quot;;[.J190]-[.I190])" office:value-type="currency" office:currency="USD" office:value="115800000" calcext:value-type="currency">
            <text:p>_-$115.8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1]);ISBLANK([.I191]));&quot;DESCONHECIDO&quot;;[.J191]-[.I191])" office:value-type="currency" office:currency="USD" office:value="241500000" calcext:value-type="currency">
            <text:p>_-$241.5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2]);ISBLANK([.I192]));&quot;DESCONHECIDO&quot;;[.J192]-[.I192])" office:value-type="currency" office:currency="USD" office:value="251000000" calcext:value-type="currency">
            <text:p>_-$251.000.000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3]);ISBLANK([.I193]));&quot;DESCONHECIDO&quot;;[.J193]-[.I193])" office:value-type="currency" office:currency="USD" office:value="222182886" calcext:value-type="currency">
            <text:p>_-$222.182.886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4]);ISBLANK([.I194]));&quot;DESCONHECIDO&quot;;[.J194]-[.I194])" office:value-type="currency" office:currency="USD" office:value="418000000" calcext:value-type="currency">
            <text:p>_-$418.0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5]);ISBLANK([.I195]));&quot;DESCONHECIDO&quot;;[.J195]-[.I195])" office:value-type="currency" office:currency="USD" office:value="87400000" calcext:value-type="currency">
            <text:p>_-$87.4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6]);ISBLANK([.I196]));&quot;DESCONHECIDO&quot;;[.J196]-[.I196])" office:value-type="currency" office:currency="USD" office:value="113700000" calcext:value-type="currency">
            <text:p>_-$113.700.000,00 _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7]);ISBLANK([.I197]));&quot;DESCONHECIDO&quot;;[.J197]-[.I197])" office:value-type="currency" office:currency="USD" office:value="-62000000" calcext:value-type="currency">
            <text:p>_-$-62.000.000,00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8]);ISBLANK([.I198]));&quot;DESCONHECIDO&quot;;[.J198]-[.I198])" office:value-type="currency" office:currency="USD" office:value="452200000" calcext:value-type="currency">
            <text:p>_-$452.2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9]);ISBLANK([.I199]));&quot;DESCONHECIDO&quot;;[.J199]-[.I199])" office:value-type="currency" office:currency="USD" office:value="151000000" calcext:value-type="currency">
            <text:p>_-$151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200]);ISBLANK([.I200]));&quot;DESCONHECIDO&quot;;[.J200]-[.I200])" office:value-type="currency" office:currency="USD" office:value="12000000" calcext:value-type="currency">
            <text:p>_-$12.0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1]);ISBLANK([.I201]));&quot;DESCONHECIDO&quot;;[.J201]-[.I201])" office:value-type="currency" office:currency="USD" office:value="64800000" calcext:value-type="currency">
            <text:p>_-$64.800.000,00 _ </text:p>
          </table:table-cell>
          <table:table-cell table:formula="of:=IF([.M201]=&quot;ASSISTIDO&quot;;1;0)" office:value-type="float" office:value="0" calcext:value-type="float">
            <text:p>0</text:p>
          </table:table-cell>
          <table:table-cell table:style-name="ce29" table:formula="of:=IF(ISBLANK([.F20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2]);ISBLANK([.I202]));&quot;DESCONHECIDO&quot;;[.J202]-[.I202])" office:value-type="currency" office:currency="USD" office:value="285500000" calcext:value-type="currency">
            <text:p>_-$285.5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3]);ISBLANK([.I203]));&quot;DESCONHECIDO&quot;;[.J203]-[.I203])" office:value-type="currency" office:currency="USD" office:value="175000000" calcext:value-type="currency">
            <text:p>_-$175.000.000,00 _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4]);ISBLANK([.I204]));&quot;DESCONHECIDO&quot;;[.J204]-[.I204])" office:value-type="currency" office:currency="USD" office:value="-25000000" calcext:value-type="currency">
            <text:p>_-$-25.000.000,00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4" calcext:value-type="float">
            <text:p>204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5]);ISBLANK([.I205]));&quot;DESCONHECIDO&quot;;[.J205]-[.I205])" office:value-type="string" office:string-value="DESCONHECIDO" calcext:value-type="string">
            <text:p><text:s/>DESCONHECIDO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5" calcext:value-type="float">
            <text:p>205</text:p>
          </table:table-cell>
          <table:table-cell table:style-name="ce5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6]);ISBLANK([.I206]));&quot;DESCONHECIDO&quot;;[.J206]-[.I206])" office:value-type="currency" office:currency="USD" office:value="339294000" calcext:value-type="currency">
            <text:p>_-$339.294.0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7]);ISBLANK([.I207]));&quot;DESCONHECIDO&quot;;[.J207]-[.I207])" office:value-type="currency" office:currency="USD" office:value="104752800" calcext:value-type="currency">
            <text:p>_-$104.752.8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8]);ISBLANK([.I208]));&quot;DESCONHECIDO&quot;;[.J208]-[.I208])" office:value-type="currency" office:currency="USD" office:value="70518300" calcext:value-type="currency">
            <text:p>_-$70.518.3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9]);ISBLANK([.I209]));&quot;DESCONHECIDO&quot;;[.J209]-[.I209])" office:value-type="currency" office:currency="USD" office:value="156658700" calcext:value-type="currency">
            <text:p>_-$156.658.70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10]);ISBLANK([.I210]));&quot;DESCONHECIDO&quot;;[.J210]-[.I210])" office:value-type="currency" office:currency="USD" office:value="8576550" calcext:value-type="currency">
            <text:p>_-$8.576.550,00 _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1" calcext:value-type="float">
            <text:p>1</text:p>
          </table:table-cell>
          <table:table-cell table:style-name="ce29" table:formula="of:=IF(ISBLANK([.F2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0" calcext:value-type="float">
            <text:p>0</text:p>
          </table:table-cell>
          <table:table-cell table:style-name="ce29" table:formula="of:=IF(ISBLANK([.F21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1" calcext:value-type="float">
            <text:p>1</text:p>
          </table:table-cell>
          <table:table-cell table:style-name="ce29" table:formula="of:=IF(ISBLANK([.F2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0" calcext:value-type="float">
            <text:p>0</text:p>
          </table:table-cell>
          <table:table-cell table:style-name="ce29" table:formula="of:=IF(ISBLANK([.F22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6]);ISBLANK([.I226]));&quot;DESCONHECIDO&quot;;[.J226]-[.I226])" office:value-type="string" office:string-value="DESCONHECIDO" calcext:value-type="string">
            <text:p><text:s/>DESCONHECIDO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7]);ISBLANK([.I227]));&quot;DESCONHECIDO&quot;;[.J227]-[.I227])" office:value-type="currency" office:currency="USD" office:value="324000000" calcext:value-type="currency">
            <text:p>_-$324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8]);ISBLANK([.I228]));&quot;DESCONHECIDO&quot;;[.J228]-[.I228])" office:value-type="currency" office:currency="USD" office:value="580000000" calcext:value-type="currency">
            <text:p>_-$580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9]);ISBLANK([.I229]));&quot;DESCONHECIDO&quot;;[.J229]-[.I229])" office:value-type="currency" office:currency="USD" office:value="-3000000" calcext:value-type="currency">
            <text:p>_-$-3.000.000,00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30]);ISBLANK([.I230]));&quot;DESCONHECIDO&quot;;[.J230]-[.I230])" office:value-type="currency" office:currency="USD" office:value="796000000" calcext:value-type="currency">
            <text:p>_-$796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1]);ISBLANK([.I231]));&quot;DESCONHECIDO&quot;;[.J231]-[.I231])" office:value-type="currency" office:currency="USD" office:value="0" calcext:value-type="currency">
            <text:p>_-$- <text:s text:c="2"/>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2]);ISBLANK([.I232]));&quot;DESCONHECIDO&quot;;[.J232]-[.I232])" office:value-type="currency" office:currency="USD" office:value="200000000" calcext:value-type="currency">
            <text:p>_-$200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Meu Amigo Totor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1-17" calcext:value-type="date">
            <text:p>17/11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7M02S" calcext:value-type="time">
            <text:p>01:27:02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5100000" calcext:value-type="currency">
            <text:p>_-$5.100.000,00 _ </text:p>
          </table:table-cell>
          <table:table-cell table:style-name="ce23" table:formula="of:=IF(OR(ISBLANK([.J233]);ISBLANK([.I233]));&quot;DESCONHECIDO&quot;;[.J233]-[.I233])" office:value-type="currency" office:currency="USD" office:value="2100000" calcext:value-type="currency">
            <text:p>_-$2.1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4">
          <table:table-cell table:number-columns-repeated="10"/>
          <table:table-cell table:style-name="ce23" table:formula="of:=IF(OR(ISBLANK([.J234]);ISBLANK([.I234]));&quot;DESCONHECIDO&quot;;[.J234]-[.I234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5]);ISBLANK([.I235]));&quot;DESCONHECIDO&quot;;[.J235]-[.I235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6]);ISBLANK([.I236]));&quot;DESCONHECIDO&quot;;[.J236]-[.I236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7]);ISBLANK([.I237]));&quot;DESCONHECIDO&quot;;[.J237]-[.I237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8]);ISBLANK([.I238]));&quot;DESCONHECIDO&quot;;[.J238]-[.I238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9]);ISBLANK([.I239]));&quot;DESCONHECIDO&quot;;[.J239]-[.I239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0]);ISBLANK([.I240]));&quot;DESCONHECIDO&quot;;[.J240]-[.I240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1]);ISBLANK([.I241]));&quot;DESCONHECIDO&quot;;[.J241]-[.I241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2]);ISBLANK([.I242]));&quot;DESCONHECIDO&quot;;[.J242]-[.I242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5" table:number-rows-repeated="1048333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Planilha1.K2:Planilha1.K242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Q20:Planilha1.Q21 Planilha1.U32:Planilha1.U1048576 Planilha1.R60:Planilha1.R1048576 Planilha1.Z1:Planilha1.Z1048576 Planilha1.AE1:Planilha1.AE46 Planilha1.AE48:Planilha1.AE1048576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2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/00/0000</text:date>, <text:time style:data-style-name="N2" text:time-value="19:39:38.36088310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4-11-17T19:42:53.892941801</dc:date>
    <meta:generator>LibreOffice/24.2.6.2$Linux_X86_64 LibreOffice_project/420$Build-2</meta:generator>
    <meta:editing-duration>PT5H4M35S</meta:editing-duration>
    <meta:editing-cycles>12</meta:editing-cycles>
    <meta:document-statistic meta:table-count="1" meta:cell-count="3573" meta:object-count="0"/>
    <meta:user-defined meta:name="AppVersion">16.0300</meta:user-defined>
  </office:meta>
</office:document-meta>
</file>